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22c71" officeooo:paragraph-rsid="00122c71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officeooo:rsid="00122c71" officeooo:paragraph-rsid="003d74c4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38c27f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462212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3f1b31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462212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3d257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8736f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2pt" officeooo:rsid="0038736f" officeooo:paragraph-rsid="0038736f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2pt" officeooo:rsid="0038736f" officeooo:paragraph-rsid="004075e7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2pt" officeooo:rsid="001ac6ae" officeooo:paragraph-rsid="001698e8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officeooo:rsid="001ac6ae" officeooo:paragraph-rsid="00462212" style:font-size-asian="12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2pt" officeooo:rsid="001eb24c" officeooo:paragraph-rsid="00462212" style:font-size-asian="12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" fo:font-size="12pt" officeooo:rsid="001eb24c" officeooo:paragraph-rsid="004b2b0d" style:font-size-asian="12pt" style:font-size-complex="12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erif" fo:font-size="16pt" officeooo:rsid="00122c71" officeooo:paragraph-rsid="00122c71" style:font-size-asian="16pt" style:font-size-complex="16pt"/>
    </style:style>
    <style:style style:name="P18" style:family="paragraph" style:parent-style-name="Preformatted_20_Text">
      <style:paragraph-properties fo:text-align="start" style:justify-single-word="false"/>
      <style:text-properties fo:font-size="12pt" officeooo:rsid="001eb24c" officeooo:paragraph-rsid="0027eed0" style:font-size-asian="12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fo:font-size="12pt" officeooo:rsid="001eb24c" officeooo:paragraph-rsid="003f1b31" style:font-size-asian="12pt" style:font-size-complex="12pt"/>
    </style:style>
    <style:style style:name="P20" style:family="paragraph" style:parent-style-name="Preformatted_20_Text">
      <style:paragraph-properties fo:text-align="start" style:justify-single-word="false"/>
      <style:text-properties fo:font-size="12pt" officeooo:rsid="001eb24c" officeooo:paragraph-rsid="00462212" style:font-size-asian="12pt" style:font-size-complex="12pt"/>
    </style:style>
    <style:style style:name="P21" style:family="paragraph" style:parent-style-name="Preformatted_20_Text">
      <style:paragraph-properties fo:text-align="start" style:justify-single-word="false"/>
      <style:text-properties fo:font-size="12pt" officeooo:rsid="001eb24c" officeooo:paragraph-rsid="004b2b0d" style:font-size-asian="12pt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fo:font-size="12pt" officeooo:rsid="004b2b0d" officeooo:paragraph-rsid="004c3293" style:font-size-asian="12pt" style:font-size-complex="12pt"/>
    </style:style>
    <style:style style:name="P23" style:family="paragraph" style:parent-style-name="Preformatted_20_Text" style:list-style-name="L1">
      <style:paragraph-properties fo:text-align="start" style:justify-single-word="false"/>
      <style:text-properties style:font-name="Liberation Serif" fo:font-size="12pt" officeooo:rsid="0038736f" officeooo:paragraph-rsid="0038736f" style:font-size-asian="12pt" style:font-size-complex="12pt"/>
    </style:style>
    <style:style style:name="P24" style:family="paragraph" style:parent-style-name="Preformatted_20_Text" style:list-style-name="L2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25" style:family="paragraph" style:parent-style-name="Preformatted_20_Text" style:list-style-name="L3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26" style:family="paragraph" style:parent-style-name="Preformatted_20_Text" style:list-style-name="L4">
      <style:paragraph-properties fo:text-align="start" style:justify-single-word="false"/>
      <style:text-properties style:font-name="Liberation Serif" fo:font-size="12pt" officeooo:rsid="0033d257" officeooo:paragraph-rsid="0033d257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937d0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style:font-name="Liberation Serif" fo:font-size="12pt" officeooo:rsid="00341065" officeooo:paragraph-rsid="0033d257" style:font-size-asian="12pt" style:font-size-complex="12pt"/>
    </style:style>
    <style:style style:name="P29" style:family="paragraph" style:parent-style-name="Preformatted_20_Text" style:list-style-name="L5">
      <style:paragraph-properties fo:text-align="start" style:justify-single-word="false"/>
      <style:text-properties style:font-name="Liberation Serif" fo:font-size="12pt" officeooo:rsid="001698e8" officeooo:paragraph-rsid="003f1b31" style:font-size-asian="12pt" style:font-size-complex="12pt"/>
    </style:style>
    <style:style style:name="P30" style:family="paragraph" style:parent-style-name="Preformatted_20_Text">
      <style:paragraph-properties fo:text-align="start" style:justify-single-word="false"/>
      <style:text-properties style:font-name="Liberation Serif" fo:font-size="12pt" officeooo:rsid="00174ccb" officeooo:paragraph-rsid="003f1b31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Liberation Serif" fo:font-size="12pt" officeooo:rsid="00174ccb" officeooo:paragraph-rsid="00462212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erif" fo:font-size="12pt" officeooo:rsid="00174ccb" officeooo:paragraph-rsid="004b2b0d" style:font-size-asian="12pt" style:font-size-complex="12pt"/>
    </style:style>
    <style:style style:name="P33" style:family="paragraph" style:parent-style-name="Preformatted_20_Text" style:list-style-name="L5">
      <style:paragraph-properties fo:text-align="start" style:justify-single-word="false"/>
      <style:text-properties style:font-name="Liberation Serif" fo:font-size="12pt" officeooo:rsid="00462212" officeooo:paragraph-rsid="00462212" style:font-size-asian="12pt" style:font-size-complex="12pt"/>
    </style:style>
    <style:style style:name="P34" style:family="paragraph" style:parent-style-name="Preformatted_20_Text" style:list-style-name="L7">
      <style:paragraph-properties fo:text-align="start" style:justify-single-word="false"/>
      <style:text-properties style:font-name="Liberation Serif" fo:font-size="12pt" officeooo:rsid="004b2b0d" officeooo:paragraph-rsid="004b2b0d" style:font-size-asian="12pt" style:font-size-complex="12pt"/>
    </style:style>
    <style:style style:name="P35" style:family="paragraph" style:parent-style-name="Preformatted_20_Text" style:list-style-name="L8">
      <style:paragraph-properties fo:text-align="start" style:justify-single-word="false"/>
      <style:text-properties style:font-name="Liberation Serif" fo:font-size="12pt" officeooo:rsid="005144b0" officeooo:paragraph-rsid="005144b0" style:font-size-asian="12pt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erif" fo:font-size="12pt" officeooo:rsid="005144b0" officeooo:paragraph-rsid="005144b0" style:font-size-asian="12pt" style:font-size-complex="12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erif" fo:font-size="12pt" officeooo:rsid="00122c71" officeooo:paragraph-rsid="00122c71" style:font-size-asian="12pt" style:font-size-complex="12pt"/>
    </style:style>
    <style:style style:name="P38" style:family="paragraph" style:parent-style-name="Preformatted_20_Text">
      <style:text-properties style:font-name="Liberation Serif" fo:font-size="12pt" officeooo:rsid="00122c71" officeooo:paragraph-rsid="00122c71" style:font-size-asian="12pt" style:font-size-complex="12pt"/>
    </style:style>
    <style:style style:name="P39" style:family="paragraph" style:parent-style-name="Preformatted_20_Text" style:list-style-name="L6">
      <style:paragraph-properties fo:text-align="start" style:justify-single-word="false"/>
      <style:text-properties fo:font-size="12pt" officeooo:rsid="001eb24c" officeooo:paragraph-rsid="003f1b31" style:font-size-asian="12pt" style:font-size-complex="12pt"/>
    </style:style>
    <style:style style:name="P40" style:family="paragraph" style:parent-style-name="Preformatted_20_Text" style:list-style-name="L7">
      <style:paragraph-properties fo:text-align="start" style:justify-single-word="false"/>
      <style:text-properties fo:font-size="12pt" officeooo:rsid="004a71a9" officeooo:paragraph-rsid="004a71a9" style:font-size-asian="12pt" style:font-size-complex="12pt"/>
    </style:style>
    <style:style style:name="T1" style:family="text">
      <style:text-properties officeooo:rsid="0013109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ac6ae"/>
    </style:style>
    <style:style style:name="T4" style:family="text">
      <style:text-properties style:font-name="Liberation Serif" officeooo:rsid="00174ccb"/>
    </style:style>
    <style:style style:name="T5" style:family="text">
      <style:text-properties style:font-name="Liberation Serif" officeooo:rsid="0027eed0"/>
    </style:style>
    <style:style style:name="T6" style:family="text">
      <style:text-properties style:font-name="Liberation Serif" officeooo:rsid="003127cb"/>
    </style:style>
    <style:style style:name="T7" style:family="text">
      <style:text-properties style:font-name="Liberation Serif" officeooo:rsid="0031fdc4"/>
    </style:style>
    <style:style style:name="T8" style:family="text">
      <style:text-properties style:font-name="Liberation Serif" officeooo:rsid="003937d0"/>
    </style:style>
    <style:style style:name="T9" style:family="text">
      <style:text-properties style:font-name="Liberation Serif" officeooo:rsid="003f1b31"/>
    </style:style>
    <style:style style:name="T10" style:family="text">
      <style:text-properties style:font-name="Liberation Serif" officeooo:rsid="004075e7"/>
    </style:style>
    <style:style style:name="T11" style:family="text">
      <style:text-properties style:font-name="Liberation Serif" officeooo:rsid="004a71a9"/>
    </style:style>
    <style:style style:name="T12" style:family="text">
      <style:text-properties style:font-name="Liberation Serif" officeooo:rsid="004b2b0d"/>
    </style:style>
    <style:style style:name="T13" style:family="text">
      <style:text-properties style:font-name="Liberation Serif" officeooo:rsid="004c3293"/>
    </style:style>
    <style:style style:name="T14" style:family="text">
      <style:text-properties style:font-name="Liberation Serif" officeooo:rsid="004c71d0"/>
    </style:style>
    <style:style style:name="T15" style:family="text">
      <style:text-properties style:font-name="Liberation Serif" officeooo:rsid="004260de"/>
    </style:style>
    <style:style style:name="T16" style:family="text">
      <style:text-properties style:font-name="Liberation Serif" officeooo:rsid="00462212"/>
    </style:style>
    <style:style style:name="T17" style:family="text">
      <style:text-properties officeooo:rsid="0014c31a"/>
    </style:style>
    <style:style style:name="T18" style:family="text">
      <style:text-properties officeooo:rsid="00174ccb"/>
    </style:style>
    <style:style style:name="T19" style:family="text">
      <style:text-properties officeooo:rsid="0018209e"/>
    </style:style>
    <style:style style:name="T20" style:family="text">
      <style:text-properties officeooo:rsid="0027c812"/>
    </style:style>
    <style:style style:name="T21" style:family="text">
      <style:text-properties officeooo:rsid="00299378"/>
    </style:style>
    <style:style style:name="T22" style:family="text">
      <style:text-properties style:font-name="Consolas"/>
    </style:style>
    <style:style style:name="T23" style:family="text">
      <style:text-properties style:font-name="Consolas" officeooo:rsid="0016cb34"/>
    </style:style>
    <style:style style:name="T24" style:family="text">
      <style:text-properties style:font-name="Consolas" officeooo:rsid="003393bc"/>
    </style:style>
    <style:style style:name="T25" style:family="text">
      <style:text-properties style:font-name="Consolas" officeooo:rsid="00174ccb"/>
    </style:style>
    <style:style style:name="T26" style:family="text">
      <style:text-properties style:font-name="Consolas" officeooo:rsid="00341065"/>
    </style:style>
    <style:style style:name="T27" style:family="text">
      <style:text-properties style:font-name="Consolas" officeooo:rsid="002f0434"/>
    </style:style>
    <style:style style:name="T28" style:family="text">
      <style:text-properties style:font-name="Consolas" officeooo:rsid="004075e7"/>
    </style:style>
    <style:style style:name="T29" style:family="text">
      <style:text-properties style:font-name="Consolas" officeooo:rsid="00462212"/>
    </style:style>
    <style:style style:name="T30" style:family="text">
      <style:text-properties style:font-name="Consolas" officeooo:rsid="004a71a9"/>
    </style:style>
    <style:style style:name="T31" style:family="text">
      <style:text-properties style:font-name="Consolas" officeooo:rsid="004b2b0d"/>
    </style:style>
    <style:style style:name="T32" style:family="text">
      <style:text-properties officeooo:rsid="00341065"/>
    </style:style>
    <style:style style:name="T33" style:family="text">
      <style:text-properties officeooo:rsid="0036e6f5"/>
    </style:style>
    <style:style style:name="T34" style:family="text">
      <style:text-properties officeooo:rsid="0038736f"/>
    </style:style>
    <style:style style:name="T35" style:family="text">
      <style:text-properties officeooo:rsid="0038c27f"/>
    </style:style>
    <style:style style:name="T36" style:family="text">
      <style:text-properties officeooo:rsid="003937d0"/>
    </style:style>
    <style:style style:name="T37" style:family="text">
      <style:text-properties officeooo:rsid="003e7d1a"/>
    </style:style>
    <style:style style:name="T38" style:family="text">
      <style:text-properties officeooo:rsid="003f1b31"/>
    </style:style>
    <style:style style:name="T39" style:family="text">
      <style:text-properties officeooo:rsid="004075e7"/>
    </style:style>
    <style:style style:name="T40" style:family="text">
      <style:text-properties officeooo:rsid="00462212"/>
    </style:style>
    <style:style style:name="T41" style:family="text">
      <style:text-properties officeooo:rsid="0047863d"/>
    </style:style>
    <style:style style:name="T42" style:family="text">
      <style:text-properties officeooo:rsid="004c929d"/>
    </style:style>
    <style:style style:name="T43" style:family="text">
      <style:text-properties officeooo:rsid="004e2565"/>
    </style:style>
    <style:style style:name="T44" style:family="text">
      <style:text-properties officeooo:rsid="0031fdc4"/>
    </style:style>
    <style:style style:name="T45" style:family="text">
      <style:text-properties style:font-name="Consolas"/>
    </style:style>
    <style:style style:name="T46" style:family="text">
      <style:text-properties officeooo:rsid="0051dfc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harte graphique</text:p>
      <text:p text:style-name="P37"/>
      <text:p text:style-name="P3">*** <text:span text:style-name="T35">Site dans sa globalité ***</text:span></text:p>
      <text:p text:style-name="P2"/>
      <text:p text:style-name="P2">Utilisation de Bootstrap <text:span text:style-name="T1">4.3.1 sur l’ensemble du site : Quand on utilise une classe de Bootstrap, on l’indique avec cette </text:span><text:span text:style-name="T24">police</text:span></text:p>
      <text:p text:style-name="P3"/>
      <text:list xml:id="list3243147214" text:style-name="L1">
        <text:list-item>
          <text:p text:style-name="P23">Parties générales</text:p>
        </text:list-item>
      </text:list>
      <text:p text:style-name="P11">→ Affichage des dates : F<text:span text:style-name="T19">ormats français JJ/MM/AAAA </text:span>(<text:span text:style-name="T19">quand ce n’est pas géré par le navigateur</text:span>)</text:p>
      <text:p text:style-name="P12">→<text:span text:style-name="T39"> Pour les tableaux, on affiche une ligne sur deux avec un fond gris : </text:span><text:span text:style-name="T28">table </text:span><text:bookmark-start text:name="__DdeLink__1_1634021064"/><text:span text:style-name="T28">table-striped</text:span><text:bookmark-end text:name="__DdeLink__1_1634021064"/><text:span text:style-name="T28"> </text:span><text:span text:style-name="T15">et il n’y a pas de survol des lignes ou des cases</text:span></text:p>
      <text:p text:style-name="P3"/>
      <text:list xml:id="list361483104" text:style-name="L2">
        <text:list-item>
          <text:p text:style-name="P24">Barre de navigation : <text:span text:style-name="T22">navbar navbar-expand-sm bg-dark navbar-dark</text:span></text:p>
        </text:list-item>
      </text:list>
      <text:p text:style-name="P3">→ Fond gris foncé</text:p>
      <text:p text:style-name="P3">→ Icône du site en haut à gauche</text:p>
      <text:p text:style-name="P3">→<text:span text:style-name="T20"> Onglets alignés à gauche</text:span></text:p>
      <text:p text:style-name="P3">→ Texte en gris clair puis en blanc une fois survolé</text:p>
      <text:p text:style-name="P3">→ Police et taille par défaut</text:p>
      <text:p text:style-name="P3"/>
      <text:list xml:id="list825702250" text:style-name="L3">
        <text:list-item>
          <text:p text:style-name="P25">Reste de la page : <text:span text:style-name="T23">container-fluid</text:span></text:p>
        </text:list-item>
      </text:list>
      <text:p text:style-name="P4">→<text:span text:style-name="T17"> F</text:span>ond blanc <text:span text:style-name="T17">sur le reste de la page</text:span></text:p>
      <text:p text:style-name="P4">→<text:span text:style-name="T17"> Titres des sections </text:span>(Recherche, titre du résultat, …) : balises HTML &lt;h2&gt;</text:p>
      <text:p text:style-name="P4">→<text:span text:style-name="T17"> Sous titres des sections : balises HTML &lt;h4&gt;</text:span></text:p>
      <text:p text:style-name="P4"/>
      <text:list xml:id="list4020431906" text:style-name="L4">
        <text:list-item>
          <text:p text:style-name="P26">Formulaire<text:span text:style-name="T32">s</text:span></text:p>
        </text:list-item>
      </text:list>
      <text:p text:style-name="P9">→<text:span text:style-name="T43"> Situés à gauche de la page (sauf si ce n’est pas pertinent)</text:span></text:p>
      <text:p text:style-name="P9">→ Précédés par un titre</text:p>
      <text:p text:style-name="P9">→ Peuvent contenir des sous-titres si c’est pertinent</text:p>
      <text:p text:style-name="P9">→<text:span text:style-name="T33"> On adapte la largeur en fonction de ce que le formulaire contient</text:span></text:p>
      <text:p text:style-name="P9">→<text:span text:style-name="T32"> Pour les champs, on peut au choix choisir de les afficher :</text:span></text:p>
      <text:p text:style-name="P9"><text:tab/>→<text:span text:style-name="T32"> Champ et de son label en ligne : </text:span><text:span text:style-name="T26">form-group row</text:span></text:p>
      <text:p text:style-name="P9"><text:span text:style-name="T32"><text:tab/>→ Label au dessus du champ : </text:span><text:span text:style-name="T26">form-group</text:span></text:p>
      <text:p text:style-name="P28">→ Type de champs : On favorise des types limitants (number, time, …) pour guider l’utilisateur</text:p>
      <text:p text:style-name="P9"><text:tab/>→<text:span text:style-name="T37"> Pour les checkboxs et les radios boutons on met une marge de 0,9cm après le sous-titre</text:span></text:p>
      <text:p text:style-name="P9"><text:tab/>→<text:span text:style-name="T38"> Pour les dates, pas de marges</text:span></text:p>
      <text:p text:style-name="P10">→<text:span text:style-name="T34"> Bouton affichés en bleus et centré à gauche : </text:span><text:span text:style-name="T24">btn btn-primary</text:span></text:p>
      <text:p text:style-name="P27">→<text:span text:style-name="T36"> Survol par défaut de bootstrap : Checkboxs et radios boutons, s’affichant en bleu</text:span></text:p>
      <text:p text:style-name="P27"><text:span text:style-name="T7"/></text:p>
      <text:list xml:id="list979895792" text:style-name="L8">
        <text:list-item>
          <text:p text:style-name="P35"><text:span text:style-name="T44">M</text:span>essages d’erreur dans les formulaires : <text:span text:style-name="T22">invalid-feedback</text:span></text:p>
        </text:list-item>
      </text:list>
      <text:p text:style-name="P36">- En rouge <text:span text:style-name="T46">et en petit juste ne dessous du ou des inputs problématiques</text:span></text:p>
      <text:p text:style-name="P4"/>
      <text:p text:style-name="P4"/>
      <text:p text:style-name="P4"/>
      <text:p text:style-name="P5">*** <text:span text:style-name="T35">Scénario 1 ***</text:span></text:p>
      <text:p text:style-name="P5"/>
      <text:list xml:id="list513953538" text:style-name="L5">
        <text:list-item>
          <text:p text:style-name="P29">Section filtres</text:p>
        </text:list-item>
      </text:list>
      <text:p text:style-name="P7"><text:span text:style-name="T4">→</text:span><text:span text:style-name="T9"> Correspond au 3/12 de la page : </text:span><text:bookmark-start text:name="__DdeLink__3_1634021064"/><text:span text:style-name="T25">col-md-3</text:span><text:bookmark-end text:name="__DdeLink__3_1634021064"/></text:p>
      <text:p text:style-name="P30">→ Utilisation d’un formulaire avec sous-titre pour chaque critère</text:p>
      <text:p text:style-name="P13"/>
      <text:list xml:id="list1222912705" text:style-name="L6">
        <text:list-item>
          <text:p text:style-name="P39"><text:span text:style-name="T3">P</text:span><text:span text:style-name="T2">résentation des résultats de </text:span><text:span text:style-name="T7">requête</text:span></text:p>
        </text:list-item>
      </text:list>
      <text:p text:style-name="P19"><text:span text:style-name="T7">→</text:span><text:span text:style-name="T9"> Correspond au 9/12 de la page</text:span><text:span text:style-name="T7"> : </text:span><text:span text:style-name="T25">col-md-</text:span><text:span text:style-name="T27">9</text:span></text:p>
      <text:p text:style-name="P18"><text:span text:style-name="T4">→</text:span><text:span text:style-name="T5"> Présentation </text:span><text:span text:style-name="T9">des résultats </text:span><text:span text:style-name="T5">en </text:span><text:span text:style-name="T2">ligne dans un </text:span><text:span text:style-name="T10">tableau</text:span></text:p>
      <text:p text:style-name="P1"><text:soft-page-break/>*** <text:span text:style-name="T21">Scénario 3 ***</text:span></text:p>
      <text:p text:style-name="P6"/>
      <text:list xml:id="list145430316917026" text:continue-list="list513953538" text:style-name="L5">
        <text:list-item>
          <text:p text:style-name="P33">Ajout de spectacles et de représentations</text:p>
        </text:list-item>
      </text:list>
      <text:p text:style-name="P8"><text:span text:style-name="T4">→</text:span><text:span text:style-name="T9"> Correspond au </text:span><text:span text:style-name="T16">2</text:span><text:span text:style-name="T9">/12 de la page : </text:span><text:bookmark-start text:name="__DdeLink__3_16340210641"/><text:span text:style-name="T25">col-md-</text:span><text:bookmark-end text:name="__DdeLink__3_16340210641"/><text:span text:style-name="T29">2</text:span></text:p>
      <text:p text:style-name="P31">→ Utilisation de deux formulaires sans sous-titres</text:p>
      <text:p text:style-name="P8"><text:tab/>→<text:span text:style-name="T40"> Pour les spectacles : On affiche en ligne</text:span></text:p>
      <text:p text:style-name="P8"><text:tab/>→<text:span text:style-name="T40"> Pour les représentations : On affiche les labels au-dessus des champs</text:span></text:p>
      <text:p text:style-name="P8">→<text:span text:style-name="T41"> Les deux formulaires sont l’un au-dessus de l’autre et ils sont séparés par un trait</text:span></text:p>
      <text:p text:style-name="P14"/>
      <text:list xml:id="list2176993204" text:style-name="L7">
        <text:list-item>
          <text:p text:style-name="P40"><text:span text:style-name="T7">S</text:span><text:span text:style-name="T2">pectacles à l’affiche</text:span></text:p>
        </text:list-item>
      </text:list>
      <text:p text:style-name="P20"><text:span text:style-name="T7">→</text:span><text:span text:style-name="T9"> Correspond au </text:span><text:span text:style-name="T11">2</text:span><text:span text:style-name="T9">/12 de la page</text:span><text:span text:style-name="T7"> : </text:span><text:span text:style-name="T25">col-md-</text:span><text:span text:style-name="T30">2</text:span></text:p>
      <text:p text:style-name="P15"><text:span text:style-name="T18">→ Présentation des résultats en </text:span>ligne dans un <text:span text:style-name="T39">tableau</text:span></text:p>
      <text:p text:style-name="P15"/>
      <text:list xml:id="list145430002204685" text:continue-numbering="true" text:style-name="L7">
        <text:list-item>
          <text:p text:style-name="P34">Représentations programmées</text:p>
        </text:list-item>
      </text:list>
      <text:p text:style-name="P21"><text:span text:style-name="T7">→</text:span><text:span text:style-name="T9"> Correspond au </text:span><text:span text:style-name="T12">8</text:span><text:span text:style-name="T9">/12 de la page</text:span><text:span text:style-name="T7"> : </text:span><text:span text:style-name="T25">col-md-</text:span><text:span text:style-name="T31">8</text:span></text:p>
      <text:p text:style-name="P22"><text:span text:style-name="T2">→</text:span><text:span text:style-name="T13"> Une ligne de champs </text:span><text:span text:style-name="T14">permet de</text:span><text:span text:style-name="T13"> sélectionner les dates limites</text:span></text:p>
      <text:p text:style-name="P32">→ Présentation des résultats en semaine</text:p>
      <text:p text:style-name="P16">→<text:span text:style-name="T42"> Pour chaque semaine on utilise un tableau où chaque colonnes correspond à un jour 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9T14:54:29.577000000</dc:date>
    <meta:editing-duration>PT1H39M51S</meta:editing-duration>
    <meta:editing-cycles>61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53" meta:word-count="498" meta:character-count="2699" meta:non-whitespace-character-count="2257"/>
  </office:meta>
</office:document-meta>
</file>